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center" fo:margin-bottom="8.00p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left="-18.00pt" fo:text-indent="18.00pt" fo:margin-bottom="8.00pt"/>
    </style:style>
    <style:style style:name="P5" style:family="paragraph">
      <style:paragraph-properties fo:line-height="115.00%" fo:text-align="left" fo:margin-left="18.00pt" fo:text-indent="0.00pt" fo:margin-bottom="8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left="-18.00pt" fo:text-indent="18.00pt" fo:margin-bottom="8.00pt"/>
    </style:style>
    <style:style style:name="P7" style:family="paragraph">
      <style:paragraph-properties fo:line-height="115.00%" fo:text-align="left" fo:margin-left="18.00pt" fo:text-indent="0.00pt" fo:margin-bottom="8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Walidacja, testowanie i dokumentacja aplikacji</text:span></text:p>
      <text:p text:style-name="P3"><text:span text:style-name="T3">Temat: Strona o tematyce kotów</text:span></text:p>
      <text:p text:style-name="P3"><text:span text:style-name="T4"/></text:p>
      <text:p text:style-name="P3"><text:span text:style-name="T4"/></text:p>
      <text:p text:style-name="P3"><text:span text:style-name="T5">Wojciech Wylazowski</text:span></text:p>
      <text:p text:style-name="P3"><text:span text:style-name="T5">klasa IVD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list text:style-name="L4">
        <text:list-item>
          <text:p text:style-name="P4"><text:span text:style-name="T7">Definiowanie projektu</text:span></text:p>
        </text:list-item>
        <text:list-item>
          <text:p text:style-name="P4"><text:span text:style-name="T8">Wybór tematu</text:span></text:p>
        </text:list-item>
      </text:list>
      <text:p text:style-name="P5"><text:span text:style-name="T8">- Jaki temat?</text:span></text:p>
      <text:p text:style-name="P5"><text:span text:style-name="T8">- Tinder dla kotów.</text:span></text:p>
      <text:p text:style-name="P5"><text:span text:style-name="T8">- I dlaczego?</text:span></text:p>
      <text:p text:style-name="P5"><text:span text:style-name="T8">- Dlaczego, nie? nie istnieje<text:s/></text:span><text:span text:style-name="T9">żadna konkurencja w tej dziedzinie.</text:span></text:p>
      <text:p text:style-name="P5"><text:span text:style-name="T10">- Do kogo b</text:span><text:span text:style-name="T11">ędzie skierowana witryna? Do kot</text:span><text:span text:style-name="T12">ów</text:span></text:p>
      <text:p text:style-name="P5"><text:span text:style-name="T13">-Jakie strony pos</text:span><text:span text:style-name="T14">łużyły za inspiracje? </text:span></text:p>
      <text:p text:style-name="P5"><text:span text:style-name="T15">Mechanika przesuwanych kart z tindera, czaty podobne do messengera i to co mi si</text:span><text:span text:style-name="T16">ę spodoba i będę umiał to zaimplementować.</text:span></text:p>
      <text:p text:style-name="P5"><text:span text:style-name="T17"/></text:p>
      <text:list text:style-name="L6">
        <text:list-item>
          <text:p text:style-name="P6"><text:span text:style-name="T18">Wykorzystane technologie</text:span></text:p>
        </text:list-item>
      </text:list>
      <text:p text:style-name="P7"><text:span text:style-name="T18">Jakie technologie zostan</text:span><text:span text:style-name="T19">ą wykorzystane? Kr</text:span><text:span text:style-name="T20">ótki opis na co pozwoli</text:span><text:span text:style-name="T21">ły w naszym projekcie. </text:span></text:p>
      <text:p text:style-name="P7"><text:span text:style-name="T22">Wst</text:span><text:span text:style-name="T23">ępnie Czysty HTML i CSS oraz fragmenty javascriptu</text:span></text:p>
      <text:p text:style-name="P7"><text:span text:style-name="T24">przysz</text:span><text:span text:style-name="T25">łościowo należałoby zintegrować bazę z danymi użytkownik</text:span><text:span text:style-name="T26">ów oraz przenie</text:span><text:span text:style-name="T27">ść całość na język Flutter, by pozwolić na utworzenie aplikacji na urządzenia oparte o systemy Android i iOS</text:span></text:p>
      <text:p text:style-name="P7"><text:span text:style-name="T28">Programy z których korzystamy</text:span></text:p>
      <text:p text:style-name="P7"><text:span text:style-name="T28">Visual studio code</text:span></text:p>
      <text:p text:style-name="P7"><text:span text:style-name="T29">2. Projekt graficzny</text:span></text:p>
      <text:p text:style-name="P7"><text:span text:style-name="T30">2.1 Grafiki i zdj</text:span><text:span text:style-name="T31">ęcia</text:span></text:p>
      <text:p text:style-name="P7"><text:span text:style-name="T32">ikony<text:s/></text:span><text:a xlink:href="https://www.fluttericon.com/"><text:span text:style-name="T33">https://www.fluttericon.com/</text:span></text:a><text:span text:style-name="T34"/></text:p>
      <text:p text:style-name="P7"><text:span text:style-name="T35">2.2. Czcionka</text:span></text:p>
      <text:p text:style-name="P7"><text:span text:style-name="T35">Droid sans</text:span></text:p>
      <text:p text:style-name="P7"><text:span text:style-name="T36"/></text:p>
      <text:p text:style-name="P7"><text:span text:style-name="T37">2.3. kolory</text:span></text:p>
      <text:p text:style-name="P7"><text:span text:style-name="T37">#eea033</text:span><text:span text:style-name="T38"><text:s/></text:span><text:span text:style-name="T39">- akcenty</text:span></text:p>
      <text:p text:style-name="P7"><text:span text:style-name="T39">motywy t</text:span><text:span text:style-name="T40">ła ciemny i jasny - #F0F0F0 oraz #000000</text:span></text:p>
      <text:p text:style-name="P7"><text:span text:style-name="T41"/></text:p>
      <text:p text:style-name="P7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